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75cm" fo:min-width="2.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3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896cm" fo:min-width="20.3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6.396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46cm" fo:min-width="2.646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style:font-name="Latin Modern Roman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atin Modern Roman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4cm" svg:y="1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.3cm">
          <text:p text:style-name="P1">Chri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.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4.3cm">
          <text:p text:style-name="P3"><text:span text:style-name="T1">Loh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4.3cm">
          <text:p text:style-name="P3"><text:span text:style-name="T1">Ly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7.3cm">
          <text:p text:style-name="P1"><text:span text:style-name="T1">Aïch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7.3cm">
          <text:p text:style-name="P3"><text:span text:style-name="T1">Alassa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0.25cm">
          <text:p text:style-name="P1"><text:span text:style-name="T1">Chaïma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2cm" svg:x="6.4cm" svg:y="10.25cm">
          <text:p text:style-name="P3"><text:span text:style-name="T1">Jonath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2cm" svg:x="11.4cm" svg:y="4.3cm">
          <text:p text:style-name="P1"><text:span text:style-name="T1">Maë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4.3cm">
          <text:p text:style-name="P1"><text:span text:style-name="T1">Ti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7.3cm">
          <text:p text:style-name="P3"><text:span text:style-name="T1">Mathi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7.3cm">
          <text:p text:style-name="P3"><text:span text:style-name="T1">Davi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0.3cm">
          <text:p text:style-name="P1"><text:span text:style-name="T1">Hi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0.3cm">
          <text:p text:style-name="P3"><text:span text:style-name="T1">Jucilen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.4cm" svg:y="13.3cm">
          <text:p text:style-name="P3"><text:span text:style-name="T1">Nathan Z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4.4cm" svg:y="13.3cm">
          <text:p text:style-name="P3"><text:span text:style-name="T1">Pend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4.3cm">
          <text:p text:style-name="P3"><text:span text:style-name="T1">Améli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4.3cm">
          <text:p text:style-name="P3"><text:span text:style-name="T1">Mil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7.3cm">
          <text:p text:style-name="P3"><text:span text:style-name="T1">Maeli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7.3cm">
          <text:p text:style-name="P3"><text:span text:style-name="T1">Wils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0.3cm">
          <text:p text:style-name="P1"><text:span text:style-name="T1">Nathan K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0.3cm">
          <text:p text:style-name="P3"><text:span text:style-name="T1">Prashatin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9.4cm" svg:y="13.3cm">
          <text:p text:style-name="P3"><text:span text:style-name="T1">Lassi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22.4cm" svg:y="13.3cm">
          <text:p text:style-name="P3"><text:span text:style-name="T1">Pitj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4cm" svg:y="13.3cm">
          <text:p text:style-name="P1"><text:span text:style-name="T1">Bradle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cm" svg:height="2cm" svg:x="3.4cm" svg:y="13.3cm">
          <text:p text:style-name="P5"><text:span text:style-name="T1">Kery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6.4cm" svg:y="13.3cm">
          <text:p text:style-name="P1"><text:span text:style-name="T1">Kayn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cm" svg:height="1.25cm" svg:x="6.65cm" svg:y="18.55cm">
          <text:p text:style-name="P1"><text:span text:style-name="T1">TABLEA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cm" svg:x="15.4cm" svg:y="15.3cm">
          <text:p text:style-name="P1"><text:span text:style-name="T1">BUREAU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5cm" svg:height="2cm" svg:x="3.4cm" svg:y="16.3cm">
          <text:p text:style-name="P1"><text:span text:style-name="T1">ORD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0:52:46.596316515</meta:creation-date>
    <dc:date>2022-03-15T11:10:57.718419711</dc:date>
    <meta:editing-duration>PT24M53S</meta:editing-duration>
    <meta:editing-cycles>4</meta:editing-cycles>
    <meta:generator>LibreOffice/6.4.7.2$Linux_X86_64 LibreOffice_project/40$Build-2</meta:generator>
    <meta:document-statistic meta:object-count="39"/>
  </office:meta>
</office:document-meta>
</file>